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8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1pt" style:text-underline-style="none" fo:font-weight="normal" style:font-size-asian="11pt" style:font-size-complex="11pt"/>
    </style:style>
    <style:style style:name="ce68" style:family="table-cell" style:parent-style-name="Default">
      <style:text-properties fo:font-size="12pt"/>
    </style:style>
    <style:style style:name="ce6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6" office:value-type="string" calcext:value-type="string">
              <text:p>DATA</text:p>
            </table:table-cell>
            <table:table-cell table:style-name="ce53" office:value-type="string" calcext:value-type="string">
              <text:p>NF - SERV. PROD. </text:p>
            </table:table-cell>
            <table:table-cell table:style-name="ce56" office:value-type="string" calcext:value-type="string">
              <text:p>R$</text:p>
            </table:table-cell>
            <table:table-cell table:style-name="ce59"/>
            <table:table-cell table:style-name="ce61" office:value-type="string" calcext:value-type="string">
              <text:p>PAGO</text:p>
            </table:table-cell>
            <table:table-cell table:style-name="ce56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65" office:value-type="string" calcext:value-type="string">
              <text:p>SALDO DEVEDOR</text:p>
            </table:table-cell>
            <table:table-cell table:style-name="ce61" office:value-type="string" calcext:value-type="string">
              <text:p>OBS.:</text:p>
            </table:table-cell>
            <table:table-cell table:style-name="ce68" table:number-columns-repeated="55"/>
          </table:table-row>
        </table:table-header-rows>
        <table:table-row table:style-name="ro2">
          <table:table-cell table:style-name="ce48" office:value-type="date" office:date-value="2024-08-31" calcext:value-type="date">
            <text:p>31/08/2024</text:p>
          </table:table-cell>
          <table:table-cell table:style-name="ce54" office:value-type="string" calcext:value-type="string">
            <text:p>Mens. 08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01" calcext:value-type="date">
            <text:p>0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09-30" calcext:value-type="date">
            <text:p>30/09/2024</text:p>
          </table:table-cell>
          <table:table-cell table:style-name="ce54" office:value-type="string" calcext:value-type="string">
            <text:p>Mens. 09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0-31" calcext:value-type="date">
            <text:p>31/10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0-31" calcext:value-type="date">
            <text:p>31/10/2024</text:p>
          </table:table-cell>
          <table:table-cell table:style-name="ce54" office:value-type="string" calcext:value-type="string">
            <text:p>Mens. 10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03" calcext:value-type="date">
            <text:p>03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1-30" calcext:value-type="date">
            <text:p>30/11/2024</text:p>
          </table:table-cell>
          <table:table-cell table:style-name="ce54" office:value-type="string" calcext:value-type="string">
            <text:p>Mens. 11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4-12-30" calcext:value-type="date">
            <text:p>30/12/2024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4-12-31" calcext:value-type="date">
            <text:p>31/12/2024</text:p>
          </table:table-cell>
          <table:table-cell table:style-name="ce54" office:value-type="string" calcext:value-type="string">
            <text:p>Mens. 12/2024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07" calcext:value-type="date">
            <text:p>07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1-31" calcext:value-type="date">
            <text:p>31/01/2025</text:p>
          </table:table-cell>
          <table:table-cell table:style-name="ce54" office:value-type="string" calcext:value-type="string">
            <text:p>Mens. 01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2-28" calcext:value-type="date">
            <text:p>28/02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2-28" calcext:value-type="date">
            <text:p>28/02/2025</text:p>
          </table:table-cell>
          <table:table-cell table:style-name="ce54" office:value-type="string" calcext:value-type="string">
            <text:p>Mens. 02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3-31" calcext:value-type="date">
            <text:p>31/03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3-31" calcext:value-type="date">
            <text:p>31/03/2025</text:p>
          </table:table-cell>
          <table:table-cell table:style-name="ce54" office:value-type="string" calcext:value-type="string">
            <text:p>Mens. 03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5-07" calcext:value-type="date">
            <text:p>07/05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4-30" calcext:value-type="date">
            <text:p>30/04/2025</text:p>
          </table:table-cell>
          <table:table-cell table:style-name="ce54" office:value-type="string" calcext:value-type="string">
            <text:p>Mens. 04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03" calcext:value-type="date">
            <text:p>03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5-31" calcext:value-type="date">
            <text:p>31/05/2025</text:p>
          </table:table-cell>
          <table:table-cell table:style-name="ce54" office:value-type="string" calcext:value-type="string">
            <text:p>Mens. 05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pg</text:p>
          </table:table-cell>
          <table:table-cell table:style-name="ce57" office:value-type="float" office:value="600" calcext:value-type="float">
            <text:p>600,00</text:p>
          </table:table-cell>
          <table:table-cell table:style-name="ce48" office:value-type="date" office:date-value="2025-06-30" calcext:value-type="date">
            <text:p>30/06/2025</text:p>
          </table:table-cell>
          <table:table-cell table:style-name="ce66"/>
          <table:table-cell table:style-name="ce67" office:value-type="string" calcext:value-type="string">
            <text:p>Desconto 30,00</text:p>
          </table:table-cell>
          <table:table-cell table:style-name="ce69" table:number-columns-repeated="55"/>
        </table:table-row>
        <table:table-row table:style-name="ro2">
          <table:table-cell table:style-name="ce48" office:value-type="date" office:date-value="2025-06-30" calcext:value-type="date">
            <text:p>30/06/2025</text:p>
          </table:table-cell>
          <table:table-cell table:style-name="ce54" office:value-type="string" calcext:value-type="string">
            <text:p>Mens. 06/2025 (A.C.)</text:p>
          </table:table-cell>
          <table:table-cell table:style-name="ce57" office:value-type="float" office:value="630" calcext:value-type="float">
            <text:p>630,00</text:p>
          </table:table-cell>
          <table:table-cell table:style-name="ce60"/>
          <table:table-cell table:style-name="ce62" office:value-type="string" calcext:value-type="string">
            <text:p>não</text:p>
          </table:table-cell>
          <table:table-cell table:style-name="ce57" office:value-type="float" office:value="0" calcext:value-type="float">
            <text:p>-</text:p>
          </table:table-cell>
          <table:table-cell table:style-name="ce48"/>
          <table:table-cell table:style-name="ce66" table:formula="of:=[.C12]-[.F12]" office:value-type="float" office:value="630" calcext:value-type="float">
            <text:p>630,00</text:p>
          </table:table-cell>
          <table:table-cell table:style-name="ce67"/>
          <table:table-cell table:style-name="ce69" table:number-columns-repeated="55"/>
        </table:table-row>
        <table:table-row table:style-name="ro2">
          <table:table-cell table:style-name="ce49" table:number-columns-repeated="6"/>
          <table:table-cell table:style-name="ce64" office:value-type="string" calcext:value-type="string">
            <text:p>TOTAL</text:p>
          </table:table-cell>
          <table:table-cell table:style-name="ce56" table:formula="of:=SUM([.H2:.H12])" office:value-type="float" office:value="630" calcext:value-type="float">
            <text:p>630,00</text:p>
          </table:table-cell>
          <table:table-cell table:style-name="ce61"/>
          <table:table-cell table:style-name="ce68" table:number-columns-repeated="55"/>
        </table:table-row>
        <table:table-row table:style-name="ro2">
          <table:table-cell table:style-name="ce50" office:value-type="string" calcext:value-type="string">
            <text:p>Dados para pagamento: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Minister Serviços Contábeis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Banco do Brasil – agência 825-7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C/C 8034-9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>
          <table:table-cell table:style-name="ce51" office:value-type="string" calcext:value-type="string">
            <text:p>PIX: CNPJ 49.313.661/0001-66</text:p>
          </table:table-cell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1975">
          <table:table-cell table:style-name="ce52"/>
          <table:table-cell table:style-name="ce55"/>
          <table:table-cell table:style-name="ce58" table:number-columns-repeated="2"/>
          <table:table-cell table:style-name="ce63"/>
          <table:table-cell table:style-name="ce58"/>
          <table:table-cell table:style-name="ce52"/>
          <table:table-cell table:style-name="ce58"/>
          <table:table-cell table:style-name="ce63"/>
          <table:table-cell table:style-name="ce68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adornments="Negrito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</number:number-style>
    <number:number-style style:name="N146P1" style:volatile="true">
      <number:number number:min-integer-digits="1"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</number:number-style>
    <number:number-style style:name="N149P1" style:volatile="true">
      <number:number number:min-integer-digits="1"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.801cm" fo:margin-right="0.801cm" fo:margin-bottom="0.25cm"/>
      </style:header-style>
      <style:footer-style>
        <style:header-footer-properties fo:min-height="1.251cm" fo:margin-left="0.801cm" fo:margin-right="0.801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2" fo:font-size="14pt" style:text-underline-style="solid" style:text-underline-width="auto" style:text-underline-color="font-color" fo:font-weight="bold"/>
    </style:style>
    <style:style style:name="MT2" style:family="text">
      <style:text-properties style:font-name="Arial2" fo:font-size="12pt" fo:font-weight="normal"/>
    </style:style>
    <style:style style:name="MT3" style:family="text">
      <style:text-properties style:font-name="Arial2" fo:font-size="14pt" fo:font-weight="bold"/>
    </style:style>
    <style:style style:name="MT4" style:family="text">
      <style:text-properties style:font-name="Arial3" fo:font-size="12pt"/>
    </style:style>
    <style:style style:name="MT5" style:family="text">
      <style:text-properties style:text-outline="false" style:text-line-through-style="none" style:text-line-through-type="none" style:font-name="Arial2" fo:font-size="14pt" fo:language="pt" fo:country="PT" fo:font-style="normal" fo:text-shadow="none" style:text-underline-style="none" fo:font-weight="bold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rial2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AVIS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09:57:56.207000000">00:00:00</text:time></text:span></text:p>
        </style:region-center>
        <style:region-right>
          <text:p><text:span text:style-name="MT3">RJ Clínica Odontológica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RJ Clínica Odontológic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09:57:56.2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</meta:creation-date>
    <dc:date>2025-07-01T09:58:34.613000000</dc:date>
    <dc:language>pt-PT</dc:language>
    <meta:editing-cycles>665</meta:editing-cycles>
    <meta:editing-duration>PT17H43M59S</meta:editing-duration>
    <meta:print-date>2022-11-01T14:15:55.225636878</meta:print-date>
    <meta:document-statistic meta:table-count="1" meta:cell-count="91" meta:object-count="0"/>
    <meta:user-defined meta:name="Info 0"/>
    <meta:user-defined meta:name="Info 1"/>
    <meta:user-defined meta:name="Info 2"/>
    <meta:user-defined meta:name="Info 3"/>
  </office:meta>
</office:document-meta>
</file>